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Courier, mono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color="#000000" style:font-name="Courier New" fo:font-size="12pt" fo:letter-spacing="normal" fo:font-style="italic" fo:font-weight="normal" officeooo:rsid="00180c2b" officeooo:paragraph-rsid="00180c2b"/>
    </style:style>
    <style:style style:name="P2" style:family="paragraph" style:parent-style-name="Standard">
      <style:paragraph-properties fo:text-align="center" style:justify-single-word="false"/>
      <style:text-properties officeooo:rsid="00180c2b" officeooo:paragraph-rsid="00180c2b"/>
    </style:style>
    <style:style style:name="P3" style:family="paragraph" style:parent-style-name="Standard">
      <style:paragraph-properties fo:text-align="start" style:justify-single-word="false"/>
      <style:text-properties officeooo:rsid="00180c2b" officeooo:paragraph-rsid="00180c2b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80c2b" officeooo:paragraph-rsid="00180c2b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ALAR URBACKUP DEBIAN – 01/11/21</text:p>
      <text:p text:style-name="P2"><text:a xlink:type="simple" xlink:href="https://www.howtoforge.com/how-to-install-urbackup-server-and-client-on-ubuntu-20-04/" text:style-name="Internet_20_link" text:visited-style-name="Visited_20_Internet_20_Link">https://www.howtoforge.com/how-to-install-urbackup-server-and-client-on-ubuntu-20-04/</text:a></text:p>
      <text:p text:style-name="P2"><text:a xlink:type="simple" xlink:href="https://www.urbackup.org/debianserverinstall.html" text:style-name="Internet_20_link" text:visited-style-name="Visited_20_Internet_20_Link">https://www.urbackup.org/debianserverinstall.html</text:a></text:p>
      <text:p text:style-name="P2"><text:a xlink:type="simple" xlink:href="https://hndl.urbackup.org/Server/2.4.13/debian/buster/" text:style-name="Internet_20_link" text:visited-style-name="Visited_20_Internet_20_Link">https://hndl.urbackup.org/Server/2.4.13/debian/buster/</text:a></text:p>
      <text:p text:style-name="P2"><text:a xlink:type="simple" xlink:href="https://www.vivaolinux.com.br/topico/Debian/Erro-dpkg-Debian" text:style-name="Internet_20_link" text:visited-style-name="Visited_20_Internet_20_Link">https://www.vivaolinux.com.br/topico/Debian/Erro-dpkg-Debian</text:a></text:p>
      <text:p text:style-name="P2"><text:a xlink:type="simple" xlink:href="https://askubuntu.com/questions/40011/how-to-let-dpkg-i-install-dependencies-for-me" text:style-name="Internet_20_link" text:visited-style-name="Visited_20_Internet_20_Link">https://askubuntu.com/questions/40011/how-to-let-dpkg-i-install-dependencies-for-me</text:a></text:p>
      <text:p text:style-name="P2"/>
      <text:p text:style-name="P1">apt-get update -y</text:p>
      <text:p text:style-name="P3"/>
      <text:p text:style-name="P1">apt-get install curl gnupg2 software-properties-common -y</text:p>
      <text:p text:style-name="P3"/>
      <text:p text:style-name="P3">wget https://hndl.urbackup.org/Server/2.4.13/debian/buster/urbackup-server_2.4.13_i386.deb</text:p>
      <text:p text:style-name="P3"/>
      <text:p text:style-name="P3">dpkg -i urbackup-server_2.4.13_i386.deb</text:p>
      <text:p text:style-name="P3"/>
      <text:p text:style-name="P3">apt-get -f install</text:p>
      <text:p text:style-name="P3"/>
      <text:p text:style-name="P3">// SE DER ERRO DE DEPENDÊNCIAS PODE RECOMEÇAR O PROCESSO</text:p>
      <text:p text:style-name="P3">dpkg -i urbackup-server_2.4.13_i386.deb</text:p>
      <text:p text:style-name="P3"/>
      <text:p text:style-name="P3">apt install -f</text:p>
      <text:p text:style-name="P3"/>
      <text:p text:style-name="P3">// SE PRECISAR RECONFIGURAR O URBACKUP EXECUTE</text:p>
      <text:p text:style-name="P3">dpkg-reconfigure urbackup-server</text:p>
      <text:p text:style-name="P3"/>
      <text:p text:style-name="P3">acesse o painel em</text:p>
      <text:p text:style-name="P3">http://192.168.0.202:5541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Courier, mono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5:43:46.786495248</meta:creation-date>
    <dc:date>2021-11-01T15:54:46.323208500</dc:date>
    <meta:editing-duration>PT8S</meta:editing-duration>
    <meta:editing-cycles>1</meta:editing-cycles>
    <meta:document-statistic meta:table-count="0" meta:image-count="0" meta:object-count="0" meta:page-count="1" meta:paragraph-count="18" meta:word-count="56" meta:character-count="818" meta:non-whitespace-character-count="779"/>
    <meta:generator>LibreOffice/6.4.7.2$Linux_X86_64 LibreOffice_project/40$Build-2</meta:generator>
  </office:meta>
</office:document-meta>
</file>